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2.5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journal</text:p>
          </table:table-cell>
          <table:table-cell office:value-type="string">
            <text:p>ajout/edition/suppression de la liste des contacts externes</text:p>
          </table:table-cell>
          <table:table-cell/>
        </table:table-row>
        <table:table-row table:style-name="ro3">
          <table:table-cell office:value-type="string">
            <text:p>rapport d'activité – HTML</text:p>
          </table:table-cell>
          <table:table-cell/>
          <table:table-cell office:value-type="string">
            <text:p>done</text:p>
          </table:table-cell>
        </table:table-row>
        <table:table-row table:style-name="ro2">
          <table:table-cell office:value-type="string">
            <text:p>rapport de contacts – HTML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3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ontact externe</text:p>
          </table:table-cell>
          <table:table-cell office:value-type="string">
            <text:p>edition/ajout/suppression</text:p>
          </table:table-cell>
          <table:table-cell office:value-type="string">
            <text:p>done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envoi de message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 style:data-style-name="N2" text:time-value="0000-00-00T08:01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6$Linux_x86 LibreOffice_project/360m1$Build-2</meta:generator>
    <dc:date>2013-02-26T08:05:20</dc:date>
    <dc:creator>Avila </dc:creator>
    <meta:editing-duration>P2DT9H32M58S</meta:editing-duration>
    <meta:editing-cycles>10</meta:editing-cycles>
    <meta:document-statistic meta:table-count="3" meta:cell-count="49" meta:object-count="0"/>
  </office:meta>
</office:document-meta>
</file>